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5cm" fo:text-align="start" style:justify-single-word="false" fo:widows="1" fo:text-indent="0cm" style:auto-text-indent="false"/>
      <style:text-properties officeooo:paragraph-rsid="003474a4"/>
    </style:style>
    <style:style style:name="P2" style:family="paragraph" style:parent-style-name="Standard">
      <style:paragraph-properties fo:margin-left="0cm" fo:margin-right="0cm" style:line-height-at-least="0.45cm" fo:text-align="start" style:justify-single-word="false" fo:widows="1" fo:text-indent="0cm" style:auto-text-indent="false"/>
      <style:text-properties officeooo:paragraph-rsid="003474a4"/>
    </style:style>
    <style:style style:name="P3" style:family="paragraph" style:parent-style-name="Standard">
      <style:paragraph-properties fo:margin-left="0cm" fo:margin-right="0cm" style:line-height-at-least="0.45cm" fo:text-align="start" style:justify-single-word="false" fo:widows="1" fo:text-indent="0cm" style:auto-text-indent="false"/>
      <style:text-properties officeooo:paragraph-rsid="00349a88"/>
    </style:style>
    <style:style style:name="P4" style:family="paragraph" style:parent-style-name="Standard">
      <style:paragraph-properties fo:margin-left="0cm" fo:margin-right="0cm" style:line-height-at-least="0.45cm" fo:text-align="start" style:justify-single-word="false" fo:widows="1" fo:text-indent="0cm" style:auto-text-indent="false"/>
      <style:text-properties officeooo:paragraph-rsid="0034dc21"/>
    </style:style>
    <style:style style:name="P5" style:family="paragraph" style:parent-style-name="Standard">
      <style:paragraph-properties fo:margin-left="0cm" fo:margin-right="0cm" style:line-height-at-least="0.45cm" fo:text-align="start" style:justify-single-word="false" fo:widows="1" fo:text-indent="0cm" style:auto-text-indent="false"/>
      <style:text-properties officeooo:paragraph-rsid="00370e6a"/>
    </style:style>
    <style:style style:name="T1" style:family="text">
      <style:text-properties fo:font-variant="normal" fo:text-transform="none" fo:color="#333333" style:font-name="Garuda" fo:font-size="14pt" fo:letter-spacing="normal" fo:font-style="normal" officeooo:rsid="003474a4" style:font-name-asian="Garuda" style:font-size-asian="14pt" style:font-size-complex="14pt"/>
    </style:style>
    <style:style style:name="T2" style:family="text">
      <style:text-properties fo:font-variant="normal" fo:text-transform="none" fo:color="#333333" style:font-name="Garuda" fo:font-size="12pt" fo:letter-spacing="normal" fo:font-style="normal" officeooo:rsid="003474a4" style:font-name-asian="Garuda" style:font-size-asian="10.5pt" style:font-size-complex="12pt"/>
    </style:style>
    <style:style style:name="T3" style:family="text">
      <style:text-properties fo:font-variant="normal" fo:text-transform="none" fo:color="#333333" style:font-name="Garuda" fo:font-size="12pt" fo:letter-spacing="normal" fo:font-style="normal" officeooo:rsid="00349a88" style:font-name-asian="Garuda" style:font-size-asian="10.5pt" style:font-size-complex="12pt"/>
    </style:style>
    <style:style style:name="T4" style:family="text">
      <style:text-properties fo:font-variant="normal" fo:text-transform="none" fo:color="#333333" style:font-name="Garuda" fo:font-size="12pt" fo:letter-spacing="normal" fo:font-style="normal" officeooo:rsid="00370e6a" style:font-name-asian="Garuda" style:font-size-asian="10.5pt" style:font-size-complex="12pt"/>
    </style:style>
    <style:style style:name="T5" style:family="text">
      <style:text-properties fo:font-variant="normal" fo:text-transform="none" fo:color="#333333" style:font-name="Garuda" fo:font-size="12pt" fo:letter-spacing="normal" fo:font-style="normal" fo:font-weight="normal" officeooo:rsid="003474a4" style:font-name-asian="Garuda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fo:color="#333333" style:font-name="Garuda" fo:font-size="12pt" fo:letter-spacing="normal" fo:font-style="normal" fo:font-weight="normal" officeooo:rsid="00349a88" style:font-name-asian="Garuda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fo:color="#333333" style:font-name="Garuda" fo:font-size="12pt" fo:letter-spacing="normal" fo:font-style="normal" fo:font-weight="normal" officeooo:rsid="0034dc21" style:font-name-asian="Garuda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333333" style:font-name="Garuda" fo:font-size="12pt" fo:letter-spacing="normal" fo:font-style="normal" fo:font-weight="normal" officeooo:rsid="00370e6a" style:font-name-asian="Garuda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333333" style:font-name="Garuda" fo:font-size="12pt" fo:letter-spacing="normal" fo:font-style="normal" fo:font-weight="bold" officeooo:rsid="0034dc21" style:font-name-asian="Garuda" style:font-size-asian="10.5pt" style:font-weight-asian="bold" style:font-size-complex="12pt" style:font-weight-complex="bold"/>
    </style:style>
    <style:style style:name="T10" style:family="text">
      <style:text-properties fo:font-variant="normal" fo:text-transform="none" fo:color="#333333" style:font-name="Garuda" fo:font-size="12pt" fo:letter-spacing="normal" fo:font-style="normal" fo:font-weight="bold" officeooo:rsid="00370e6a" style:font-name-asian="Garuda" style:font-size-asian="10.5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Stage1 学习报告</text:span></text:span></text:p>
      <text:p text:style-name="P1"><text:span text:style-name="Strong_20_Emphasis"><text:span text:style-name="T2">1. Vi</text:span></text:span></text:p>
      <text:p text:style-name="P1"><text:span text:style-name="Strong_20_Emphasis"><text:span text:style-name="T5"><text:tab/>第一次在Linux下面使用Vi这个强大的文本编辑器,</text:span></text:span><text:span text:style-name="Strong_20_Emphasis"><text:span text:style-name="T6">一开始使用很不习惯,和传统的编辑器模式很不一样.经过阅读教程和动手操作,我开始了解到Vi这个编辑器的独特之处.</text:span></text:span></text:p>
      <text:p text:style-name="P1"><text:span text:style-name="Strong_20_Emphasis"><text:span text:style-name="T6"><text:tab/>Vi总的来说分为三个模式,命令行模式,插入模式以及底行模式.每个模式下都有属于自己操作的命令.这些命令虽然有很多,乍看之下很难记住,但是通过操练和配置sonar的时候对sonar的环境配置等实际演练后,对几个常见的命令已经很熟悉了,但遇到记不起来的命令,回去翻阅一下文档,就能运用起来,逐渐不再对Vi编辑器产生排斥的感觉,相反觉得Vi的设计很有特色.</text:span></text:span></text:p>
      <text:p text:style-name="P1"><text:span text:style-name="Strong_20_Emphasis"><text:span text:style-name="T6"><text:tab/>据说真正会用Vi的人可以将编辑文档敲代码的速度提升很多,我只是入了Vi的门,想要真正精通Vi并且将它的真正价值发挥出来,还需要以后在实际操作中一次一次地练习.</text:span></text:span></text:p>
      <text:p text:style-name="P1"><text:span text:style-name="Strong_20_Emphasis"><text:span text:style-name="T6"><text:tab/>总的来说,原生的Vi刷新了我对编辑器的认识,以前我觉得在命令行里面的操作都很奇怪很原始很难以理解,但是学了Vi的教程之后,就像学了命令行操作git以及熟悉了Linux下命令行对文件的操作后,觉得这才是真正强大以及高效的手段.</text:span></text:span></text:p>
      <text:p text:style-name="P1"/>
      <text:p text:style-name="P3"><text:span text:style-name="Strong_20_Emphasis"><text:span text:style-name="T3">2.Java</text:span></text:span></text:p>
      <text:p text:style-name="P4"><text:span text:style-name="Strong_20_Emphasis"><text:span text:style-name="T2"><text:tab/></text:span></text:span><text:span text:style-name="Strong_20_Emphasis"><text:span text:style-name="T5">Java对于有C++基础的人来说,并不会很难上手,因为暑假的时候有自己学过一点安卓开发,所以算是对Java有一点点了解.</text:span></text:span></text:p>
      <text:p text:style-name="P4"><text:span text:style-name="Strong_20_Emphasis"><text:span text:style-name="T5"><text:tab/>Java有很多属于自己的特色,在C+</text:span></text:span><text:span text:style-name="Strong_20_Emphasis"><text:span text:style-name="T6">+的基础上做了很多优化.比如删除了指针的概念,引入了安全指针----引用;引入了自动内存管理,让我们在编程的时候可以把精力从new和delete中抽离出来;函数传参传的是引用而不是值,降低了传参的代价;Java中的String的值没办法二次赋值等等.</text:span></text:span></text:p>
      <text:p text:style-name="P3"><text:span text:style-name="Strong_20_Emphasis"><text:span text:style-name="T6"><text:tab/>总的来说,除了课内学过的C和C+</text:span></text:span><text:span text:style-name="Strong_20_Emphasis"><text:span text:style-name="T7">+之外,虽然python,php,js等都有接触过但是并不熟悉,Java算是课外的我稍微熟悉一点的编程语言,尤其在开发安卓的时候,感觉到了Java的强大.</text:span></text:span></text:p>
      <text:p text:style-name="P3"><text:span text:style-name="Strong_20_Emphasis"><text:span text:style-name="T7"><text:tab/>这次实训中更是学到了很有价值的Ant,Sonar,Junit等工具,想必在以后对Java编程的工作中会起到如虎添翼的作用.</text:span></text:span></text:p>
      <text:p text:style-name="P3"/>
      <text:p text:style-name="P4"><text:span text:style-name="Strong_20_Emphasis"><text:span text:style-name="T9">3.Ant</text:span></text:span></text:p>
      <text:p text:style-name="P4"><text:span text:style-name="Strong_20_Emphasis"><text:span text:style-name="T9"><text:tab/></text:span></text:span><text:span text:style-name="Strong_20_Emphasis"><text:span text:style-name="T7">这是一个有点类似C++的makefile的工具,在认识它之前,对java文件的操作只能手动来一个一个做,直到Ant自动化改变了这一切,让编程工作一下子简单了不少!</text:span></text:span></text:p>
      <text:p text:style-name="P4"><text:span text:style-name="Strong_20_Emphasis"><text:span text:style-name="T7"><text:tab/>Ant的一大亮点,就是使用Xml格式来编写.对于有web前端基础,或者安卓,微软应用开发基础的人来说,Xml并不陌生,甚至它是我们遇过的最好理解的语言之一,也正是因为这样,Ant的上手相当快.</text:span></text:span></text:p>
      <text:p text:style-name="P4"><text:span text:style-name="Strong_20_Emphasis"><text:span text:style-name="T7"><text:tab/>Ant中第二个亮点,就是依赖关系.这有点像makefile里面的依赖,也有点像Java编程中javac命令会自动编译这个文件所引用的其他java文件一样,这种依赖关系保证了这个步骤的前提成立,确保这个步</text:span></text:span><text:soft-page-break/><text:span text:style-name="Strong_20_Emphasis"><text:span text:style-name="T7">骤可以顺利进行,同时省去了手动一步一步操作的繁琐性.</text:span></text:span></text:p>
      <text:p text:style-name="P4"><text:span text:style-name="Strong_20_Emphasis"><text:span text:style-name="T7"><text:tab/>Ant的第三个亮点,就是对文件的操作.单纯对文件的操作并不值得注意,但是Ant对文件的操作非常之智能化,兼容各种错误,简单地举个例子,加入build.xml中指明要删除一个文件,可是这个文件并不存在,ant仍然不会报错而是当做这个文件已经删除成功来对待.这样看来,Ant真是一个聪明的构建工具.</text:span></text:span></text:p>
      <text:p text:style-name="P4"><text:span text:style-name="Strong_20_Emphasis"><text:span text:style-name="T7"><text:tab/>学到这个工具真是太幸运了,以后会在java编程中好好利用这个神器.</text:span></text:span></text:p>
      <text:p text:style-name="P5"/>
      <text:p text:style-name="P5"><text:span text:style-name="Strong_20_Emphasis"><text:span text:style-name="T10">4.Junit</text:span></text:span></text:p>
      <text:p text:style-name="P5"><text:span text:style-name="Strong_20_Emphasis"><text:span text:style-name="T8"><text:tab/>自从暑假接触Java之后,一直有听说单元测试这个东西,可是一直不知道是什么.直到实训的时候看到Junit的介绍和教程,才对单元测试这个东西有了基础的了解,并感受到了它对测试程序的重要性.</text:span></text:span></text:p>
      <text:p text:style-name="P5"><text:span text:style-name="Strong_20_Emphasis"><text:span text:style-name="T8"><text:tab/>Junit我选择在Eclipse中使用它,十分方便,导入Junit包在项目中后,对某个类进行单元测试的时候,Eclipse会自动帮你生成个一个已经完成百分之八十的测试文件,你只需要将你所要测试的语句写进去,就可以进行单元测试.</text:span></text:span></text:p>
      <text:p text:style-name="P5"><text:span text:style-name="Strong_20_Emphasis"><text:span text:style-name="T8"><text:tab/>Junit不仅仅是一个功能单一的单元测试工具,它考虑了许多测试的情境.比如,对多参数分情况的测试的支持,对死循环或者有时间要求的测试的支持,对抛出异常是否符合预期的测试的支持等等,这些具体化的情境使得Junit更加得实用和强大.</text:span></text:span></text:p>
      <text:p text:style-name="P5"><text:span text:style-name="Strong_20_Emphasis"><text:span text:style-name="T8"><text:tab/>要在Java编程中学会对Junit的使用,来对我的程序进行单元测试,这个过程可能很繁琐,但是Junit已经帮忙简化了很多,通过单元测试,来让你的代码真正变得硕壮和可靠!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Fallback" style:font-family-complex="'Droid Sans Fallback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1:03:29.328632915</meta:creation-date>
    <dc:date>2015-08-19T13:57:05.023684858</dc:date>
    <meta:editing-duration>PT52M21S</meta:editing-duration>
    <meta:editing-cycles>41</meta:editing-cycles>
    <meta:generator>LibreOffice/4.2.8.2$Linux_X86_64 LibreOffice_project/420m0$Build-2</meta:generator>
    <meta:document-statistic meta:table-count="0" meta:image-count="0" meta:object-count="0" meta:page-count="2" meta:paragraph-count="22" meta:word-count="1491" meta:character-count="1743" meta:non-whitespace-character-count="1724"/>
  </office:meta>
</office:document-meta>
</file>